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9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9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8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9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9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9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0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9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1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9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2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9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3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9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4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9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5:01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0/19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16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16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4/16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6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0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6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1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6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2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6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3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3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6: 0.40000000 of 4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4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6: 0.45000000 of 4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5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6: 0.50000000 of 4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6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1: 0.05000000 of 3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1: 0.10000000 of 3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8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1: 0.15000000 of 3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9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1: 0.20000000 of 3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0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1: 0.25000000 of 3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1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1: 0.25000000 of 3.00000000 B1</text:p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2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8: 0.05000000 of 2.00000000 B1</text:p>
          </table:table-cell>
          <table:table-cell table:style-name="taxable_event_note_default" office:value-type="string">
            <text:p>2/2: 0.05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2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8: 0.35000000 of 2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3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8: 0.40000000 of 2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4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3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8: 0.45000000 of 2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5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8: 0.50000000 of 2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6:01+00:00</text:p>
          </table:table-cell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9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7:01+00:00</text:p>
          </table:table-cell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9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8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9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9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9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0:01+00:00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9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1:01+00:00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9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2:01+00:00</text:p>
          </table:table-cell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9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3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9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4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19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5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9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6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4: 0.05000000 of 4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7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4: 0.10000000 of 4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8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4: 0.15000000 of 4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9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4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0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4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1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4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2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4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3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14: 0.40000000 of 4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4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4: 0.20000000 of 4.00000000 B1</text:p>
          </table:table-cell>
          <table:table-cell table:style-name="taxable_event_note_default" office:value-type="string">
            <text:p>1/2: 0.20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5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1: 0.25000000 of 3.00000000 B1</text:p>
          </table:table-cell>
          <table:table-cell table:style-name="taxable_event_note_default" office:value-type="string">
            <text:p>2/2: 0.2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5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1: 0.50000000 of 3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6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9: 0.05000000 of 2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7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9: 0.10000000 of 2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8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9: 0.15000000 of 2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9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9: 0.20000000 of 2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0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9: 0.25000000 of 2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1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9: 0.30000000 of 2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2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9: 0.35000000 of 2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3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9: 0.10000000 of 2.00000000 B1</text:p>
          </table:table-cell>
          <table:table-cell table:style-name="taxable_event_note_default" office:value-type="string">
            <text:p>1/2: 0.1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4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30000000 of 1.00000000 B1</text:p>
          </table:table-cell>
          <table:table-cell table:style-name="taxable_event_note_default" office:value-type="string">
            <text:p>2/2: 0.3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4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0.45000000 of 1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5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25000000 of 1.00000000 B1</text:p>
          </table:table-cell>
          <table:table-cell table:style-name="taxable_event_note_default" office:value-type="string">
            <text:p>1/2: 0.25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6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0: 0.25000000 of 5.00000000 B1</text:p>
          </table:table-cell>
          <table:table-cell table:style-name="taxable_event_note_default" office:value-type="string">
            <text:p>2/2: 0.25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6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20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7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20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8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20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9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5/20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0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6/20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1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7/20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2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8/20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3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9/20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4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0/20: 0.20000000 of 5.00000000 B1</text:p>
          </table:table-cell>
          <table:table-cell table:style-name="taxable_event_note_default" office:value-type="string">
            <text:p>1/2: 0.20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5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2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6: 0.25000000 of 4.00000000 B1</text:p>
          </table:table-cell>
          <table:table-cell table:style-name="taxable_event_note_default" office:value-type="string">
            <text:p>2/2: 0.2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5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6: 0.50000000 of 4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6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16: 0.05000000 of 4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7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6: 0.10000000 of 4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8:01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5/16: 0.15000000 of 4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9:01+00:00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6/16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0:01+00:00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1: 0.25000000 of 3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1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1: 0.30000000 of 3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2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1: 0.35000000 of 3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3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3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1: 0.40000000 of 3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4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3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1: 0.45000000 of 3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5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1: 0.50000000 of 3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6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6: 0.05000000 of 1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6: 0.10000000 of 1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6: 0.15000000 of 1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6: 0.20000000 of 1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6: 0.25000000 of 1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6: 0.25000000 of 1.00000000 B1</text:p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9: 0.05000000 of 5.00000000 B1</text:p>
          </table:table-cell>
          <table:table-cell table:style-name="taxable_event_note_default" office:value-type="string">
            <text:p>2/2: 0.05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table:style-name="acquired_lot_note_default" office:value-type="string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7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2/19: 0.35000000 of 5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3/19: 0.40000000 of 5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22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4/19: 0.45000000 of 5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5/19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6/19: 0.05000000 of 5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7/19: 0.10000000 of 5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7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8/19: 0.15000000 of 5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9/19: 0.20000000 of 5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/14: 0.25000000 of 4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2/14: 0.30000000 of 4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3/14: 0.35000000 of 4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16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4/14: 0.40000000 of 4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18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5/14: 0.45000000 of 4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6/14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9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7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9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8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3/19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9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4/19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0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19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1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6/19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2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7/19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3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8/19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4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9/19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5:01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1/16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12/16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13/16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14/16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16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0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6/16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1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1: 0.30000000 of 3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2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1: 0.35000000 of 3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3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3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1: 0.40000000 of 3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4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3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1: 0.45000000 of 3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5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1: 0.50000000 of 3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6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8: 0.05000000 of 2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8: 0.10000000 of 2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8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8: 0.10000000 of 2.00000000 B1</text:p>
          </table:table-cell>
          <table:table-cell table:style-name="taxable_event_note_default" office:value-type="string">
            <text:p>1/2: 0.10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9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15" office:value-type="float"/>
          <table:table-cell table:style-name="acquired_lot_note_fiat" office:value="0.0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5: 0.05000000 of 1.00000000 B1</text:p>
          </table:table-cell>
          <table:table-cell table:style-name="taxable_event_note_default" office:value-type="string">
            <text:p>2/2: 0.0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9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5: 0.20000000 of 1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0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5: 0.25000000 of 1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1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5: 0.30000000 of 1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2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4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5: 0.20000000 of 1.00000000 B1</text:p>
          </table:table-cell>
          <table:table-cell table:style-name="taxable_event_note_default" office:value-type="string">
            <text:p>1/2: 0.20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3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05" office:value-type="float"/>
          <table:table-cell table:style-name="acquired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9: 0.15000000 of 5.00000000 B1</text:p>
          </table:table-cell>
          <table:table-cell table:style-name="taxable_event_note_default" office:value-type="string">
            <text:p>2/2: 0.1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3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9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4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9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5:01+00:00</text:p>
          </table:table-cell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9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6:01+00:00</text:p>
          </table:table-cell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19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6/19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8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7/19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9:01+00:00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8/19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0:01+00:00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9/19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1:01+00:00</text:p>
          </table:table-cell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4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2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4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3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4: 0.40000000 of 4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4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4: 0.45000000 of 4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5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4: 0.50000000 of 4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6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1: 0.05000000 of 3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7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1: 0.10000000 of 3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8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1: 0.15000000 of 3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9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1: 0.20000000 of 3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0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1: 0.25000000 of 3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1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1: 0.30000000 of 3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2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1: 0.35000000 of 3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3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1: 0.40000000 of 3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4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1: 0.45000000 of 3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5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9: 0.50000000 of 2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6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0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7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20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8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20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9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20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0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20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1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20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2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20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3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20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4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20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5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20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6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6: 0.05000000 of 4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7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6: 0.10000000 of 4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8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6: 0.15000000 of 4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9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6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0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6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1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6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2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6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3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3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6: 0.40000000 of 4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4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6: 0.45000000 of 4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5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6: 0.50000000 of 4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6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1: 0.05000000 of 3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7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1: 0.10000000 of 3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8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1: 0.15000000 of 3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9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1: 0.20000000 of 3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0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1: 0.25000000 of 3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1:01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5: 0.30000000 of 2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2:01+00:00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5: 0.35000000 of 2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3:01+00:00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5: 0.40000000 of 2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4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3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5: 0.45000000 of 2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5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5: 0.50000000 of 2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6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9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9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9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9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9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9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9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3/19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4/19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19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table:style-name="acquired_lot_note_default" office:value-type="string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7/14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8/14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6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9/14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8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0/14: 0.20000000 of 4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1/14: 0.25000000 of 4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2/14: 0.30000000 of 4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3/14: 0.35000000 of 4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8" office:value-type="float" table:style-name="taxable_event_note_fiat"/>
          <table:table-cell office:value="0.1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4/14: 0.35000000 of 4.00000000 B1</text:p>
          </table:table-cell>
          <table:table-cell office:value-type="string" table:style-name="taxable_event_note_default">
            <text:p>1/2: 0.35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" office:value-type="float" table:style-name="taxable_event_note_fiat"/>
          <table:table-cell office:value="0.01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/3: 0.05000000 of 3.00000000 B1</text:p>
          </table:table-cell>
          <table:table-cell office:value-type="string" table:style-name="taxable_event_note_default">
            <text:p>2/2: 0.05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13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2/3: 0.45000000 of 3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1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3/3: 0.50000000 of 3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11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2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3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4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5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6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7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8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9:01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4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5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6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8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9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40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1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2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3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4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5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6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8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9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00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1:01+00:00</text:p>
          </table:table-cell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2:01+00:00</text:p>
          </table:table-cell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3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4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5:01+00:00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6:01+00:00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7:01+00:00</text:p>
          </table:table-cell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8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9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20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1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2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3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4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5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6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7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8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9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40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1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2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3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4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5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6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7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8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9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00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1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2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3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4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5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6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7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8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9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20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1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2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3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4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5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6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7:01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8:01+00:00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9:01+00:00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40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1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2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3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4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5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6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8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9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0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table:style-name="transparent_default" office:value-type="string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45.865115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